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3" table:default-cell-style-name="Default"/>
        <table:table-row table:style-name="ro1">
          <table:table-cell table:number-columns-repeated="53"/>
        </table:table-row>
        <table:table-row table:style-name="ro1">
          <table:table-cell/>
          <table:table-cell table:style-name="ce1" office:value-type="string">
            <text:p><text:s text:c="2"/>11</text:p>
          </table:table-cell>
          <table:table-cell table:style-name="ce1"/>
          <table:table-cell table:style-name="ce1" office:value-type="string">
            <text:p><text:s text:c="2"/>12</text:p>
          </table:table-cell>
          <table:table-cell table:style-name="ce1"/>
          <table:table-cell table:style-name="ce1" office:value-type="string">
            <text:p><text:s text:c="2"/>13</text:p>
          </table:table-cell>
          <table:table-cell table:style-name="ce1"/>
          <table:table-cell table:style-name="ce1" office:value-type="string">
            <text:p><text:s text:c="2"/>14</text:p>
          </table:table-cell>
          <table:table-cell table:style-name="ce1"/>
          <table:table-cell table:style-name="ce1" office:value-type="string">
            <text:p><text:s text:c="2"/>15</text:p>
          </table:table-cell>
          <table:table-cell table:style-name="ce1"/>
          <table:table-cell table:style-name="ce1" office:value-type="string">
            <text:p><text:s text:c="2"/>16</text:p>
          </table:table-cell>
          <table:table-cell table:style-name="ce1"/>
          <table:table-cell table:style-name="ce1" office:value-type="string">
            <text:p><text:s text:c="2"/>17</text:p>
          </table:table-cell>
          <table:table-cell table:style-name="ce1"/>
          <table:table-cell table:style-name="ce1" office:value-type="string">
            <text:p><text:s text:c="2"/>19</text:p>
          </table:table-cell>
          <table:table-cell table:style-name="ce1"/>
          <table:table-cell table:style-name="ce1" office:value-type="string">
            <text:p><text:s text:c="2"/>20</text:p>
          </table:table-cell>
          <table:table-cell table:style-name="ce1"/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Corrente </text:p>
          </table:table-cell>
          <table:table-cell office:value-type="string">
            <text:p>Tempo</text:p>
          </table:table-cell>
        </table:table-row>
        <table:table-row table:style-name="ro1">
          <table:table-cell office:value-type="string">
            <text:p>GHA590</text:p>
          </table:table-cell>
          <table:table-cell table:style-name="ce1" office:value-type="string">
            <text:p><text:s text:c="4"/>180</text:p>
          </table:table-cell>
          <table:table-cell table:style-name="ce1" office:value-type="string">
            <text:p><text:s text:c="6"/>94</text:p>
          </table:table-cell>
          <table:table-cell table:style-name="ce1" office:value-type="string">
            <text:p><text:s text:c="3"/>2169</text:p>
          </table:table-cell>
          <table:table-cell table:style-name="ce1" office:value-type="string">
            <text:p><text:s text:c="5"/>109</text:p>
          </table:table-cell>
          <table:table-cell table:style-name="ce1" office:value-type="string">
            <text:p><text:s text:c="2"/>42752</text:p>
          </table:table-cell>
          <table:table-cell table:style-name="ce1" office:value-type="string">
            <text:p><text:s text:c="5"/>265</text:p>
          </table:table-cell>
          <table:table-cell table:style-name="ce1" office:value-type="string">
            <text:p><text:s/>225738</text:p>
          </table:table-cell>
          <table:table-cell table:style-name="ce1" office:value-type="string">
            <text:p><text:s text:c="5"/>696</text:p>
          </table:table-cell>
          <table:table-cell table:style-name="ce1" office:value-type="string">
            <text:p><text:s text:c="3"/>1121</text:p>
          </table:table-cell>
          <table:table-cell table:style-name="ce1" office:value-type="string">
            <text:p><text:s text:c="5"/>138</text:p>
          </table:table-cell>
          <table:table-cell table:style-name="ce1" office:value-type="string">
            <text:p><text:s text:c="2"/>50686</text:p>
          </table:table-cell>
          <table:table-cell table:style-name="ce1" office:value-type="string">
            <text:p><text:s text:c="5"/>255</text:p>
          </table:table-cell>
          <table:table-cell table:style-name="ce1" office:value-type="string">
            <text:p><text:s text:c="2"/>38302</text:p>
          </table:table-cell>
          <table:table-cell table:style-name="ce1" office:value-type="string">
            <text:p><text:s text:c="5"/>265</text:p>
          </table:table-cell>
          <table:table-cell table:style-name="ce1" office:value-type="string">
            <text:p><text:s/>242870</text:p>
          </table:table-cell>
          <table:table-cell table:style-name="ce1" office:value-type="string">
            <text:p><text:s text:c="5"/>600</text:p>
          </table:table-cell>
          <table:table-cell table:style-name="ce1" office:value-type="string">
            <text:p><text:s/>284929</text:p>
          </table:table-cell>
          <table:table-cell table:style-name="ce1" office:value-type="string">
            <text:p><text:s text:c="5"/>730</text:p>
          </table:table-cell>
          <table:table-cell office:value-type="float" office:value="81890">
            <text:p>81890</text:p>
          </table:table-cell>
          <table:table-cell office:value-type="float" office:value="390">
            <text:p>390</text:p>
          </table:table-cell>
          <table:table-cell office:value-type="float" office:value="1635">
            <text:p>1635</text:p>
          </table:table-cell>
          <table:table-cell office:value-type="float" office:value="236">
            <text:p>236</text:p>
          </table:table-cell>
          <table:table-cell office:value-type="float" office:value="2593">
            <text:p>2593</text:p>
          </table:table-cell>
          <table:table-cell office:value-type="float" office:value="220">
            <text:p>220</text:p>
          </table:table-cell>
          <table:table-cell office:value-type="float" office:value="21388">
            <text:p>21388</text:p>
          </table:table-cell>
          <table:table-cell office:value-type="float" office:value="295">
            <text:p>295</text:p>
          </table:table-cell>
          <table:table-cell office:value-type="float" office:value="1311366">
            <text:p>1311366</text:p>
          </table:table-cell>
          <table:table-cell office:value-type="float" office:value="1228">
            <text:p>1228</text:p>
          </table:table-cell>
          <table:table-cell office:value-type="float" office:value="2192">
            <text:p>2192</text:p>
          </table:table-cell>
          <table:table-cell office:value-type="float" office:value="466">
            <text:p>466</text:p>
          </table:table-cell>
          <table:table-cell office:value-type="float" office:value="12300">
            <text:p>12300</text:p>
          </table:table-cell>
          <table:table-cell office:value-type="float" office:value="492">
            <text:p>492</text:p>
          </table:table-cell>
          <table:table-cell office:value-type="float" office:value="23114">
            <text:p>23114</text:p>
          </table:table-cell>
          <table:table-cell office:value-type="float" office:value="487">
            <text:p>487</text:p>
          </table:table-cell>
          <table:table-cell office:value-type="float" office:value="5225">
            <text:p>5225</text:p>
          </table:table-cell>
          <table:table-cell office:value-type="float" office:value="457">
            <text:p>457</text:p>
          </table:table-cell>
          <table:table-cell office:value-type="float" office:value="2218">
            <text:p>2218</text:p>
          </table:table-cell>
          <table:table-cell office:value-type="float" office:value="532">
            <text:p>532</text:p>
          </table:table-cell>
          <table:table-cell office:value-type="float" office:value="6426">
            <text:p>6426</text:p>
          </table:table-cell>
          <table:table-cell office:value-type="float" office:value="432">
            <text:p>432</text:p>
          </table:table-cell>
          <table:table-cell office:value-type="float" office:value="917">
            <text:p>917</text:p>
          </table:table-cell>
          <table:table-cell office:value-type="float" office:value="424">
            <text:p>424</text:p>
          </table:table-cell>
          <table:table-cell office:value-type="float" office:value="3983">
            <text:p>3983</text:p>
          </table:table-cell>
          <table:table-cell office:value-type="float" office:value="413">
            <text:p>413</text:p>
          </table:table-cell>
          <table:table-cell office:value-type="float" office:value="2696">
            <text:p>2696</text:p>
          </table:table-cell>
          <table:table-cell office:value-type="float" office:value="318">
            <text:p>318</text:p>
          </table:table-cell>
          <table:table-cell office:value-type="float" office:value="1488">
            <text:p>1488</text:p>
          </table:table-cell>
          <table:table-cell office:value-type="float" office:value="463">
            <text:p>463</text:p>
          </table:table-cell>
          <table:table-cell office:value-type="float" office:value="3341">
            <text:p>3341</text:p>
          </table:table-cell>
          <table:table-cell office:value-type="float" office:value="455">
            <text:p>455</text:p>
          </table:table-cell>
          <table:table-cell office:value-type="float" office:value="1000">
            <text:p>1000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string">
            <text:p>GHA620</text:p>
          </table:table-cell>
          <table:table-cell office:value-type="float" office:value="3660">
            <text:p>3660</text:p>
          </table:table-cell>
          <table:table-cell office:value-type="float" office:value="135">
            <text:p>135</text:p>
          </table:table-cell>
          <table:table-cell office:value-type="float" office:value="2496">
            <text:p>2496</text:p>
          </table:table-cell>
          <table:table-cell office:value-type="float" office:value="133">
            <text:p>133</text:p>
          </table:table-cell>
          <table:table-cell office:value-type="float" office:value="44213">
            <text:p>44213</text:p>
          </table:table-cell>
          <table:table-cell office:value-type="float" office:value="256">
            <text:p>256</text:p>
          </table:table-cell>
          <table:table-cell office:value-type="float" office:value="235990">
            <text:p>235990</text:p>
          </table:table-cell>
          <table:table-cell office:value-type="float" office:value="510">
            <text:p>510</text:p>
          </table:table-cell>
          <table:table-cell office:value-type="float" office:value="1271">
            <text:p>1271</text:p>
          </table:table-cell>
          <table:table-cell office:value-type="float" office:value="166">
            <text:p>166</text:p>
          </table:table-cell>
          <table:table-cell office:value-type="float" office:value="88515">
            <text:p>88515</text:p>
          </table:table-cell>
          <table:table-cell office:value-type="float" office:value="466">
            <text:p>466</text:p>
          </table:table-cell>
          <table:table-cell office:value-type="float" office:value="665919">
            <text:p>665919</text:p>
          </table:table-cell>
          <table:table-cell office:value-type="float" office:value="916">
            <text:p>916</text:p>
          </table:table-cell>
          <table:table-cell office:value-type="float" office:value="378476">
            <text:p>378476</text:p>
          </table:table-cell>
          <table:table-cell office:value-type="float" office:value="713">
            <text:p>713</text:p>
          </table:table-cell>
          <table:table-cell office:value-type="float" office:value="379254">
            <text:p>379254</text:p>
          </table:table-cell>
          <table:table-cell office:value-type="float" office:value="628">
            <text:p>628</text:p>
          </table:table-cell>
          <table:table-cell office:value-type="float" office:value="101106">
            <text:p>101106</text:p>
          </table:table-cell>
          <table:table-cell office:value-type="float" office:value="408">
            <text:p>408</text:p>
          </table:table-cell>
          <table:table-cell office:value-type="float" office:value="1686">
            <text:p>1686</text:p>
          </table:table-cell>
          <table:table-cell office:value-type="float" office:value="228">
            <text:p>228</text:p>
          </table:table-cell>
          <table:table-cell office:value-type="float" office:value="3105">
            <text:p>3105</text:p>
          </table:table-cell>
          <table:table-cell office:value-type="float" office:value="200">
            <text:p>200</text:p>
          </table:table-cell>
          <table:table-cell office:value-type="float" office:value="22743">
            <text:p>22743</text:p>
          </table:table-cell>
          <table:table-cell office:value-type="float" office:value="275">
            <text:p>275</text:p>
          </table:table-cell>
          <table:table-cell office:value-type="float" office:value="1483524">
            <text:p>1483524</text:p>
          </table:table-cell>
          <table:table-cell office:value-type="float" office:value="1270">
            <text:p>1270</text:p>
          </table:table-cell>
          <table:table-cell office:value-type="float" office:value="922">
            <text:p>922</text:p>
          </table:table-cell>
          <table:table-cell office:value-type="float" office:value="398">
            <text:p>398</text:p>
          </table:table-cell>
          <table:table-cell office:value-type="float" office:value="9804">
            <text:p>9804</text:p>
          </table:table-cell>
          <table:table-cell office:value-type="float" office:value="421">
            <text:p>421</text:p>
          </table:table-cell>
          <table:table-cell office:value-type="float" office:value="125553">
            <text:p>125553</text:p>
          </table:table-cell>
          <table:table-cell office:value-type="float" office:value="538">
            <text:p>538</text:p>
          </table:table-cell>
          <table:table-cell office:value-type="float" office:value="20476">
            <text:p>20476</text:p>
          </table:table-cell>
          <table:table-cell office:value-type="float" office:value="414">
            <text:p>414</text:p>
          </table:table-cell>
          <table:table-cell office:value-type="float" office:value="3056">
            <text:p>3056</text:p>
          </table:table-cell>
          <table:table-cell office:value-type="float" office:value="461">
            <text:p>461</text:p>
          </table:table-cell>
          <table:table-cell office:value-type="float" office:value="9105">
            <text:p>9105</text:p>
          </table:table-cell>
          <table:table-cell office:value-type="float" office:value="371">
            <text:p>371</text:p>
          </table:table-cell>
          <table:table-cell office:value-type="float" office:value="1225">
            <text:p>1225</text:p>
          </table:table-cell>
          <table:table-cell office:value-type="float" office:value="356">
            <text:p>356</text:p>
          </table:table-cell>
          <table:table-cell office:value-type="float" office:value="4884">
            <text:p>4884</text:p>
          </table:table-cell>
          <table:table-cell office:value-type="float" office:value="348">
            <text:p>348</text:p>
          </table:table-cell>
          <table:table-cell office:value-type="float" office:value="3096">
            <text:p>3096</text:p>
          </table:table-cell>
          <table:table-cell office:value-type="float" office:value="298">
            <text:p>298</text:p>
          </table:table-cell>
          <table:table-cell office:value-type="float" office:value="1016">
            <text:p>1016</text:p>
          </table:table-cell>
          <table:table-cell office:value-type="float" office:value="399">
            <text:p>399</text:p>
          </table:table-cell>
          <table:table-cell office:value-type="float" office:value="3360">
            <text:p>3360</text:p>
          </table:table-cell>
          <table:table-cell office:value-type="float" office:value="394">
            <text:p>394</text:p>
          </table:table-cell>
          <table:table-cell office:value-type="float" office:value="876">
            <text:p>876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string">
            <text:p>GHA900</text:p>
          </table:table-cell>
          <table:table-cell office:value-type="float" office:value="573">
            <text:p>573</text:p>
          </table:table-cell>
          <table:table-cell office:value-type="float" office:value="107">
            <text:p>107</text:p>
          </table:table-cell>
          <table:table-cell office:value-type="float" office:value="1860">
            <text:p>1860</text:p>
          </table:table-cell>
          <table:table-cell office:value-type="float" office:value="118">
            <text:p>118</text:p>
          </table:table-cell>
          <table:table-cell office:value-type="float" office:value="46117">
            <text:p>46117</text:p>
          </table:table-cell>
          <table:table-cell office:value-type="float" office:value="280">
            <text:p>280</text:p>
          </table:table-cell>
          <table:table-cell office:value-type="float" office:value="207628">
            <text:p>207628</text:p>
          </table:table-cell>
          <table:table-cell office:value-type="float" office:value="696">
            <text:p>696</text:p>
          </table:table-cell>
          <table:table-cell office:value-type="float" office:value="2011">
            <text:p>2011</text:p>
          </table:table-cell>
          <table:table-cell office:value-type="float" office:value="173">
            <text:p>173</text:p>
          </table:table-cell>
          <table:table-cell office:value-type="float" office:value="51289">
            <text:p>51289</text:p>
          </table:table-cell>
          <table:table-cell office:value-type="float" office:value="366">
            <text:p>366</text:p>
          </table:table-cell>
          <table:table-cell office:value-type="float" office:value="183372">
            <text:p>183372</text:p>
          </table:table-cell>
          <table:table-cell office:value-type="float" office:value="514">
            <text:p>514</text:p>
          </table:table-cell>
          <table:table-cell office:value-type="float" office:value="327049">
            <text:p>327049</text:p>
          </table:table-cell>
          <table:table-cell office:value-type="float" office:value="682">
            <text:p>682</text:p>
          </table:table-cell>
          <table:table-cell office:value-type="float" office:value="624167">
            <text:p>624167</text:p>
          </table:table-cell>
          <table:table-cell office:value-type="float" office:value="785">
            <text:p>785</text:p>
          </table:table-cell>
          <table:table-cell office:value-type="float" office:value="110396">
            <text:p>110396</text:p>
          </table:table-cell>
          <table:table-cell office:value-type="float" office:value="435">
            <text:p>435</text:p>
          </table:table-cell>
          <table:table-cell office:value-type="float" office:value="1775">
            <text:p>1775</text:p>
          </table:table-cell>
          <table:table-cell office:value-type="float" office:value="249">
            <text:p>249</text:p>
          </table:table-cell>
          <table:table-cell office:value-type="float" office:value="3780">
            <text:p>3780</text:p>
          </table:table-cell>
          <table:table-cell office:value-type="float" office:value="225">
            <text:p>225</text:p>
          </table:table-cell>
          <table:table-cell office:value-type="float" office:value="24667">
            <text:p>24667</text:p>
          </table:table-cell>
          <table:table-cell office:value-type="float" office:value="303">
            <text:p>303</text:p>
          </table:table-cell>
          <table:table-cell office:value-type="float" office:value="1813171">
            <text:p>1813171</text:p>
          </table:table-cell>
          <table:table-cell office:value-type="float" office:value="1407">
            <text:p>1407</text:p>
          </table:table-cell>
          <table:table-cell office:value-type="float" office:value="1621">
            <text:p>1621</text:p>
          </table:table-cell>
          <table:table-cell office:value-type="float" office:value="459">
            <text:p>459</text:p>
          </table:table-cell>
          <table:table-cell office:value-type="float" office:value="15245">
            <text:p>15245</text:p>
          </table:table-cell>
          <table:table-cell office:value-type="float" office:value="490">
            <text:p>490</text:p>
          </table:table-cell>
          <table:table-cell office:value-type="float" office:value="43248">
            <text:p>43248</text:p>
          </table:table-cell>
          <table:table-cell office:value-type="float" office:value="503">
            <text:p>503</text:p>
          </table:table-cell>
          <table:table-cell office:value-type="float" office:value="9227">
            <text:p>9227</text:p>
          </table:table-cell>
          <table:table-cell office:value-type="float" office:value="454">
            <text:p>454</text:p>
          </table:table-cell>
          <table:table-cell office:value-type="float" office:value="2729">
            <text:p>2729</text:p>
          </table:table-cell>
          <table:table-cell office:value-type="float" office:value="524">
            <text:p>524</text:p>
          </table:table-cell>
          <table:table-cell office:value-type="float" office:value="9634">
            <text:p>9634</text:p>
          </table:table-cell>
          <table:table-cell office:value-type="float" office:value="429">
            <text:p>429</text:p>
          </table:table-cell>
          <table:table-cell office:value-type="float" office:value="1016">
            <text:p>1016</text:p>
          </table:table-cell>
          <table:table-cell office:value-type="float" office:value="413">
            <text:p>413</text:p>
          </table:table-cell>
          <table:table-cell office:value-type="float" office:value="5977">
            <text:p>5977</text:p>
          </table:table-cell>
          <table:table-cell office:value-type="float" office:value="406">
            <text:p>406</text:p>
          </table:table-cell>
          <table:table-cell office:value-type="float" office:value="3588">
            <text:p>3588</text:p>
          </table:table-cell>
          <table:table-cell office:value-type="float" office:value="331">
            <text:p>331</text:p>
          </table:table-cell>
          <table:table-cell office:value-type="float" office:value="1045">
            <text:p>1045</text:p>
          </table:table-cell>
          <table:table-cell office:value-type="float" office:value="468">
            <text:p>468</text:p>
          </table:table-cell>
          <table:table-cell office:value-type="float" office:value="6021">
            <text:p>6021</text:p>
          </table:table-cell>
          <table:table-cell office:value-type="float" office:value="452">
            <text:p>452</text:p>
          </table:table-cell>
          <table:table-cell office:value-type="float" office:value="991">
            <text:p>991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R</text:p>
          </table:table-cell>
          <table:table-cell office:value-type="float" office:value="0.00086">
            <text:p>0.00086</text:p>
          </table:table-cell>
          <table:table-cell office:value-type="float" office:value="0.000057">
            <text:p>0.000057</text:p>
          </table:table-cell>
          <table:table-cell office:value-type="float" office:value="0.001978">
            <text:p>0.001978</text:p>
          </table:table-cell>
          <table:table-cell office:value-type="float" office:value="0.000077">
            <text:p>0.000077</text:p>
          </table:table-cell>
          <table:table-cell office:value-type="float" office:value="0.00635">
            <text:p>0.00635</text:p>
          </table:table-cell>
          <table:table-cell office:value-type="float" office:value="0.00015">
            <text:p>0.00015</text:p>
          </table:table-cell>
          <table:table-cell office:value-type="float" office:value="0.01409">
            <text:p>0.01409</text:p>
          </table:table-cell>
          <table:table-cell office:value-type="float" office:value="0.00031">
            <text:p>0.00031</text:p>
          </table:table-cell>
          <table:table-cell office:value-type="float" office:value="0.02532">
            <text:p>0.02532</text:p>
          </table:table-cell>
          <table:table-cell office:value-type="float" office:value="0.00053">
            <text:p>0.00053</text:p>
          </table:table-cell>
          <table:table-cell office:value-type="float" office:value="0.04015">
            <text:p>0.04015</text:p>
          </table:table-cell>
          <table:table-cell office:value-type="float" office:value="0.00077">
            <text:p>0.00077</text:p>
          </table:table-cell>
          <table:table-cell office:value-type="float" office:value="0.0587">
            <text:p>0.0587</text:p>
          </table:table-cell>
          <table:table-cell office:value-type="float" office:value="0.001">
            <text:p>0.001</text:p>
          </table:table-cell>
          <table:table-cell office:value-type="float" office:value="0.1074">
            <text:p>0.1074</text:p>
          </table:table-cell>
          <table:table-cell office:value-type="float" office:value="0.0015">
            <text:p>0.0015</text:p>
          </table:table-cell>
          <table:table-cell office:value-type="float" office:value="0.1378">
            <text:p>0.1378</text:p>
          </table:table-cell>
          <table:table-cell office:value-type="float" office:value="0.0018">
            <text:p>0.0018</text:p>
          </table:table-cell>
          <table:table-cell office:value-type="float" office:value="0.2111">
            <text:p>0.2111</text:p>
          </table:table-cell>
          <table:table-cell office:value-type="float" office:value="0.0056">
            <text:p>0.0056</text:p>
          </table:table-cell>
          <table:table-cell office:value-type="float" office:value="0.2632">
            <text:p>0.2632</text:p>
          </table:table-cell>
          <table:table-cell office:value-type="float" office:value="0.0053">
            <text:p>0.0053</text:p>
          </table:table-cell>
          <table:table-cell office:value-type="float" office:value="0.3118">
            <text:p>0.3118</text:p>
          </table:table-cell>
          <table:table-cell office:value-type="float" office:value="0.0067">
            <text:p>0.0067</text:p>
          </table:table-cell>
          <table:table-cell office:value-type="float" office:value="0.3574">
            <text:p>0.3574</text:p>
          </table:table-cell>
          <table:table-cell office:value-type="float" office:value="0.0085">
            <text:p>0.0085</text:p>
          </table:table-cell>
          <table:table-cell office:value-type="float" office:value="0.4005">
            <text:p>0.4005</text:p>
          </table:table-cell>
          <table:table-cell office:value-type="float" office:value="0.0104">
            <text:p>0.0104</text:p>
          </table:table-cell>
          <table:table-cell office:value-type="float" office:value="0.4215">
            <text:p>0.4215</text:p>
          </table:table-cell>
          <table:table-cell office:value-type="float" office:value="0.0095">
            <text:p>0.0095</text:p>
          </table:table-cell>
          <table:table-cell office:value-type="float" office:value="0.4266">
            <text:p>0.4266</text:p>
          </table:table-cell>
          <table:table-cell office:value-type="float" office:value="0.009">
            <text:p>0.009</text:p>
          </table:table-cell>
          <table:table-cell office:value-type="float" office:value="0.4256">
            <text:p>0.4256</text:p>
          </table:table-cell>
          <table:table-cell office:value-type="float" office:value="0.0083">
            <text:p>0.0083</text:p>
          </table:table-cell>
          <table:table-cell office:value-type="float" office:value="0.3602">
            <text:p>0.3602</text:p>
          </table:table-cell>
          <table:table-cell office:value-type="float" office:value="0.0065">
            <text:p>0.0065</text:p>
          </table:table-cell>
          <table:table-cell office:value-type="float" office:value="0.3228">
            <text:p>0.3228</text:p>
          </table:table-cell>
          <table:table-cell office:value-type="float" office:value="0.0061">
            <text:p>0.0061</text:p>
          </table:table-cell>
          <table:table-cell office:value-type="float" office:value="0.3053">
            <text:p>0.3053</text:p>
          </table:table-cell>
          <table:table-cell office:value-type="float" office:value="0.0059">
            <text:p>0.0059</text:p>
          </table:table-cell>
          <table:table-cell office:value-type="float" office:value="0.2899">
            <text:p>0.2899</text:p>
          </table:table-cell>
          <table:table-cell office:value-type="float" office:value="0.0062">
            <text:p>0.0062</text:p>
          </table:table-cell>
          <table:table-cell office:value-type="float" office:value="0.2773">
            <text:p>0.2773</text:p>
          </table:table-cell>
          <table:table-cell office:value-type="float" office:value="0.0078">
            <text:p>0.0078</text:p>
          </table:table-cell>
          <table:table-cell office:value-type="float" office:value="0.0855">
            <text:p>0.0855</text:p>
          </table:table-cell>
          <table:table-cell office:value-type="float" office:value="0.0012">
            <text:p>0.0012</text:p>
          </table:table-cell>
          <table:table-cell office:value-type="float" office:value="0.1535">
            <text:p>0.1535</text:p>
          </table:table-cell>
          <table:table-cell office:value-type="float" office:value="0.0039">
            <text:p>0.0039</text:p>
          </table:table-cell>
          <table:table-cell office:value-type="float" office:value="0.1604">
            <text:p>0.1604</text:p>
          </table:table-cell>
          <table:table-cell office:value-type="float" office:value="0.0035">
            <text:p>0.0035</text:p>
          </table:table-cell>
          <table:table-cell table:number-columns-repeated="2"/>
        </table:table-row>
        <table:table-row table:style-name="ro1">
          <table:table-cell office:value-type="string">
            <text:p>área</text:p>
          </table:table-cell>
          <table:table-cell office:value-type="float" office:value="7.32">
            <text:p>7.32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Sem branco</text:p>
          </table:table-cell>
          <table:table-cell table:number-columns-repeated="52"/>
        </table:table-row>
        <table:table-row table:style-name="ro1">
          <table:table-cell office:value-type="string">
            <text:p>GHA590</text:p>
          </table:table-cell>
          <table:table-cell table:formula="of:=([.B3]*[.$B$8])/([.B$7]*[.$AZ3]*[.$BA3])" office:value-type="float" office:value="1.59593023255814">
            <text:p>1.59593023255814</text:p>
          </table:table-cell>
          <table:table-cell table:formula="of:=[.B11]*SQRT(([.C3]/[.B3])^2+([.C$7]/[.B$7])^2)" office:value-type="float" office:value="0.840115871694655">
            <text:p>0.840115871694655</text:p>
          </table:table-cell>
          <table:table-cell table:formula="of:=([.D3]*[.$B$8])/([.D$7]*[.$AZ3]*[.$BA3])" office:value-type="float" office:value="8.36128665318504">
            <text:p>8.36128665318504</text:p>
          </table:table-cell>
          <table:table-cell table:formula="of:=[.D11]*SQRT(([.E3]/[.D3])^2+([.E$7]/[.D$7])^2)" office:value-type="float" office:value="0.531506096480306">
            <text:p>0.531506096480306</text:p>
          </table:table-cell>
          <table:table-cell table:formula="of:=([.F3]*[.$B$8])/([.F$7]*[.$AZ3]*[.$BA3])" office:value-type="float" office:value="51.336062992126">
            <text:p>51.336062992126</text:p>
          </table:table-cell>
          <table:table-cell table:formula="of:=[.F11]*SQRT(([.G3]/[.F3])^2+([.G$7]/[.F$7])^2)" office:value-type="float" office:value="1.25371770114099">
            <text:p>1.25371770114099</text:p>
          </table:table-cell>
          <table:table-cell table:formula="of:=([.H3]*[.$B$8])/([.H$7]*[.$AZ3]*[.$BA3])" office:value-type="float" office:value="122.161266855926">
            <text:p>122.161266855926</text:p>
          </table:table-cell>
          <table:table-cell table:formula="of:=[.H11]*SQRT(([.I3]/[.H3])^2+([.I$7]/[.H$7])^2)" office:value-type="float" office:value="2.71398432931115">
            <text:p>2.71398432931115</text:p>
          </table:table-cell>
          <table:table-cell table:formula="of:=([.J3]*[.$B$8])/([.J$7]*[.$AZ3]*[.$BA3])" office:value-type="float" office:value="0.337583925750395">
            <text:p>0.337583925750395</text:p>
          </table:table-cell>
          <table:table-cell table:formula="of:=[.J11]*SQRT(([.K3]/[.J3])^2+([.K$7]/[.J$7])^2)" office:value-type="float" office:value="0.0421545384681872">
            <text:p>0.0421545384681872</text:p>
          </table:table-cell>
          <table:table-cell table:formula="of:=([.L3]*[.$B$8])/([.L$7]*[.$AZ3]*[.$BA3])" office:value-type="float" office:value="9.62592154420921">
            <text:p>9.62592154420921</text:p>
          </table:table-cell>
          <table:table-cell table:formula="of:=[.L11]*SQRT(([.M3]/[.L3])^2+([.M$7]/[.L$7])^2)" office:value-type="float" office:value="0.190853053541314">
            <text:p>0.190853053541314</text:p>
          </table:table-cell>
          <table:table-cell table:formula="of:=([.N3]*[.$B$8])/([.N$7]*[.$AZ3]*[.$BA3])" office:value-type="float" office:value="4.97534497444634">
            <text:p>4.97534497444634</text:p>
          </table:table-cell>
          <table:table-cell table:formula="of:=[.N11]*SQRT(([.O3]/[.N3])^2+([.O$7]/[.N$7])^2)" office:value-type="float" office:value="0.0914822440990449">
            <text:p>0.0914822440990449</text:p>
          </table:table-cell>
          <table:table-cell table:formula="of:=([.P3]*[.$B$8])/([.P$7]*[.$AZ3]*[.$BA3])" office:value-type="float" office:value="17.2428654562384">
            <text:p>17.2428654562384</text:p>
          </table:table-cell>
          <table:table-cell table:formula="of:=[.P11]*SQRT(([.Q3]/[.P3])^2+([.Q$7]/[.P$7])^2)" office:value-type="float" office:value="0.244560573867396">
            <text:p>0.244560573867396</text:p>
          </table:table-cell>
          <table:table-cell table:formula="of:=([.R3]*[.$B$8])/([.R$7]*[.$AZ3]*[.$BA3])" office:value-type="float" office:value="15.766209179971">
            <text:p>15.766209179971</text:p>
          </table:table-cell>
          <table:table-cell table:formula="of:=[.R11]*SQRT(([.S3]/[.R3])^2+([.S$7]/[.R$7])^2)" office:value-type="float" office:value="0.209868673206718">
            <text:p>0.209868673206718</text:p>
          </table:table-cell>
          <table:table-cell table:formula="of:=([.T3]*[.$B$8])/([.T$7]*[.$AZ3]*[.$BA3])" office:value-type="float" office:value="2.95789317858835">
            <text:p>2.95789317858835</text:p>
          </table:table-cell>
          <table:table-cell table:formula="of:=[.T11]*SQRT(([.U3]/[.T3])^2+([.U$7]/[.T$7])^2)" office:value-type="float" office:value="0.0797206142540615">
            <text:p>0.0797206142540615</text:p>
          </table:table-cell>
          <table:table-cell table:formula="of:=([.V3]*[.$B$8])/([.V$7]*[.$AZ3]*[.$BA3])" office:value-type="float" office:value="0.0473665463525836">
            <text:p>0.0473665463525836</text:p>
          </table:table-cell>
          <table:table-cell table:formula="of:=[.V11]*SQRT(([.W3]/[.V3])^2+([.W$7]/[.V$7])^2)" office:value-type="float" office:value="0.00690321699952764">
            <text:p>0.00690321699952764</text:p>
          </table:table-cell>
          <table:table-cell table:formula="of:=([.X3]*[.$B$8])/([.X$7]*[.$AZ3]*[.$BA3])" office:value-type="float" office:value="0.0634112411802438">
            <text:p>0.0634112411802438</text:p>
          </table:table-cell>
          <table:table-cell table:formula="of:=[.X11]*SQRT(([.Y3]/[.X3])^2+([.Y$7]/[.X$7])^2)" office:value-type="float" office:value="0.00554991905424413">
            <text:p>0.00554991905424413</text:p>
          </table:table-cell>
          <table:table-cell table:formula="of:=([.Z3]*[.$B$8])/([.Z$7]*[.$AZ3]*[.$BA3])" office:value-type="float" office:value="0.456305260212647">
            <text:p>0.456305260212647</text:p>
          </table:table-cell>
          <table:table-cell table:formula="of:=[.Z11]*SQRT(([.AA3]/[.Z3])^2+([.AA$7]/[.Z$7])^2)" office:value-type="float" office:value="0.0125452085284765">
            <text:p>0.0125452085284765</text:p>
          </table:table-cell>
          <table:table-cell table:formula="of:=([.AB3]*[.$B$8])/([.AB$7]*[.$AZ3]*[.$BA3])" office:value-type="float" office:value="24.9667059925094">
            <text:p>24.9667059925094</text:p>
          </table:table-cell>
          <table:table-cell table:formula="of:=[.AB11]*SQRT(([.AC3]/[.AB3])^2+([.AC$7]/[.AB$7])^2)" office:value-type="float" office:value="0.648745364133193">
            <text:p>0.648745364133193</text:p>
          </table:table-cell>
          <table:table-cell table:formula="of:=([.AD3]*[.$B$8])/([.AD$7]*[.$AZ3]*[.$BA3])" office:value-type="float" office:value="0.0396536180308422">
            <text:p>0.0396536180308422</text:p>
          </table:table-cell>
          <table:table-cell table:formula="of:=[.AD11]*SQRT(([.AE3]/[.AD3])^2+([.AE$7]/[.AD$7])^2)" office:value-type="float" office:value="0.00847725560202703">
            <text:p>0.00847725560202703</text:p>
          </table:table-cell>
          <table:table-cell table:formula="of:=([.AF3]*[.$B$8])/([.AF$7]*[.$AZ3]*[.$BA3])" office:value-type="float" office:value="0.219848804500703">
            <text:p>0.219848804500703</text:p>
          </table:table-cell>
          <table:table-cell table:formula="of:=[.AF11]*SQRT(([.AG3]/[.AF3])^2+([.AG$7]/[.AF$7])^2)" office:value-type="float" office:value="0.00994213896212831">
            <text:p>0.00994213896212831</text:p>
          </table:table-cell>
          <table:table-cell table:formula="of:=([.AH3]*[.$B$8])/([.AH$7]*[.$AZ3]*[.$BA3])" office:value-type="float" office:value="0.414107730263158">
            <text:p>0.414107730263158</text:p>
          </table:table-cell>
          <table:table-cell table:formula="of:=[.AH11]*SQRT(([.AI3]/[.AH3])^2+([.AI$7]/[.AH$7])^2)" office:value-type="float" office:value="0.0118889050744328">
            <text:p>0.0118889050744328</text:p>
          </table:table-cell>
          <table:table-cell table:formula="of:=([.AJ3]*[.$B$8])/([.AJ$7]*[.$AZ3]*[.$BA3])" office:value-type="float" office:value="0.110606954469739">
            <text:p>0.110606954469739</text:p>
          </table:table-cell>
          <table:table-cell table:formula="of:=[.AJ11]*SQRT(([.AK3]/[.AJ3])^2+([.AK$7]/[.AJ$7])^2)" office:value-type="float" office:value="0.00987789620216166">
            <text:p>0.00987789620216166</text:p>
          </table:table-cell>
          <table:table-cell table:formula="of:=([.AL3]*[.$B$8])/([.AL$7]*[.$AZ3]*[.$BA3])" office:value-type="float" office:value="0.0523923482032218">
            <text:p>0.0523923482032218</text:p>
          </table:table-cell>
          <table:table-cell table:formula="of:=[.AL11]*SQRT(([.AM3]/[.AL3])^2+([.AM$7]/[.AL$7])^2)" office:value-type="float" office:value="0.0126055457918156">
            <text:p>0.0126055457918156</text:p>
          </table:table-cell>
          <table:table-cell table:formula="of:=([.AN3]*[.$B$8])/([.AN$7]*[.$AZ3]*[.$BA3])" office:value-type="float" office:value="0.16049213887979">
            <text:p>0.16049213887979</text:p>
          </table:table-cell>
          <table:table-cell table:formula="of:=[.AN11]*SQRT(([.AO3]/[.AN3])^2+([.AO$7]/[.AN$7])^2)" office:value-type="float" office:value="0.0112263307887767">
            <text:p>0.0112263307887767</text:p>
          </table:table-cell>
          <table:table-cell table:formula="of:=([.AP3]*[.$B$8])/([.AP$7]*[.$AZ3]*[.$BA3])" office:value-type="float" office:value="0.0241190927906175">
            <text:p>0.0241190927906175</text:p>
          </table:table-cell>
          <table:table-cell table:formula="of:=[.AP11]*SQRT(([.AQ3]/[.AP3])^2+([.AQ$7]/[.AP$7])^2)" office:value-type="float" office:value="0.0111640445243728">
            <text:p>0.0111640445243728</text:p>
          </table:table-cell>
          <table:table-cell table:formula="of:=([.AR3]*[.$B$8])/([.AR$7]*[.$AZ3]*[.$BA3])" office:value-type="float" office:value="0.109521727371078">
            <text:p>0.109521727371078</text:p>
          </table:table-cell>
          <table:table-cell table:formula="of:=[.AR11]*SQRT(([.AS3]/[.AR3])^2+([.AS$7]/[.AR$7])^2)" office:value-type="float" office:value="0.0117668158375013">
            <text:p>0.0117668158375013</text:p>
          </table:table-cell>
          <table:table-cell table:formula="of:=([.AT3]*[.$B$8])/([.AT$7]*[.$AZ3]*[.$BA3])" office:value-type="float" office:value="0.240432748538012">
            <text:p>0.240432748538012</text:p>
          </table:table-cell>
          <table:table-cell table:formula="of:=[.AT11]*SQRT(([.AU3]/[.AT3])^2+([.AU$7]/[.AT$7])^2)" office:value-type="float" office:value="0.0285597078584362">
            <text:p>0.0285597078584362</text:p>
          </table:table-cell>
          <table:table-cell table:formula="of:=([.AV3]*[.$B$8])/([.AV$7]*[.$AZ3]*[.$BA3])" office:value-type="float" office:value="0.0739153094462541">
            <text:p>0.0739153094462541</text:p>
          </table:table-cell>
          <table:table-cell table:formula="of:=[.AV11]*SQRT(([.AW3]/[.AV3])^2+([.AW$7]/[.AV$7])^2)" office:value-type="float" office:value="0.0230757306449808">
            <text:p>0.0230757306449808</text:p>
          </table:table-cell>
          <table:table-cell table:formula="of:=([.AX3]*[.$B$8])/([.AX$7]*[.$AZ3]*[.$BA3])" office:value-type="float" office:value="0.158822475062344">
            <text:p>0.158822475062344</text:p>
          </table:table-cell>
          <table:table-cell table:formula="of:=[.AX11]*SQRT(([.AY3]/[.AX3])^2+([.AY$7]/[.AX$7])^2)" office:value-type="float" office:value="0.0219053957291793">
            <text:p>0.0219053957291793</text:p>
          </table:table-cell>
          <table:table-cell table:number-columns-repeated="2"/>
        </table:table-row>
        <table:table-row table:style-name="ro1">
          <table:table-cell office:value-type="string">
            <text:p>GHA620</text:p>
          </table:table-cell>
          <table:table-cell table:formula="of:=([.B4]*[.$B$8])/([.B$7]*[.$AZ4]*[.$BA4])" office:value-type="float" office:value="37.0826704704945">
            <text:p>37.0826704704945</text:p>
          </table:table-cell>
          <table:table-cell table:formula="of:=[.B12]*SQRT(([.C4]/[.B4])^2+([.C$7]/[.B$7])^2)" office:value-type="float" office:value="2.81277285531253">
            <text:p>2.81277285531253</text:p>
          </table:table-cell>
          <table:table-cell table:formula="of:=([.D4]*[.$B$8])/([.D$7]*[.$AZ4]*[.$BA4])" office:value-type="float" office:value="10.995289319833">
            <text:p>10.995289319833</text:p>
          </table:table-cell>
          <table:table-cell table:formula="of:=[.D12]*SQRT(([.E4]/[.D4])^2+([.E$7]/[.D$7])^2)" office:value-type="float" office:value="0.725582808601053">
            <text:p>0.725582808601053</text:p>
          </table:table-cell>
          <table:table-cell table:formula="of:=([.F4]*[.$B$8])/([.F$7]*[.$AZ4]*[.$BA4])" office:value-type="float" office:value="60.668691286102">
            <text:p>60.668691286102</text:p>
          </table:table-cell>
          <table:table-cell table:formula="of:=[.F12]*SQRT(([.G4]/[.F4])^2+([.G$7]/[.F$7])^2)" office:value-type="float" office:value="1.47554311892511">
            <text:p>1.47554311892511</text:p>
          </table:table-cell>
          <table:table-cell table:formula="of:=([.H4]*[.$B$8])/([.H$7]*[.$AZ4]*[.$BA4])" office:value-type="float" office:value="145.93886854851">
            <text:p>145.93886854851</text:p>
          </table:table-cell>
          <table:table-cell table:formula="of:=[.H12]*SQRT(([.I4]/[.H4])^2+([.I$7]/[.H$7])^2)" office:value-type="float" office:value="3.22631479230554">
            <text:p>3.22631479230554</text:p>
          </table:table-cell>
          <table:table-cell table:formula="of:=([.J4]*[.$B$8])/([.J$7]*[.$AZ4]*[.$BA4])" office:value-type="float" office:value="0.437391377088877">
            <text:p>0.437391377088877</text:p>
          </table:table-cell>
          <table:table-cell table:formula="of:=[.J12]*SQRT(([.K4]/[.J4])^2+([.K$7]/[.J$7])^2)" office:value-type="float" office:value="0.0578548807973612">
            <text:p>0.0578548807973612</text:p>
          </table:table-cell>
          <table:table-cell table:formula="of:=([.L4]*[.$B$8])/([.L$7]*[.$AZ4]*[.$BA4])" office:value-type="float" office:value="19.2096606030555">
            <text:p>19.2096606030555</text:p>
          </table:table-cell>
          <table:table-cell table:formula="of:=[.L12]*SQRT(([.M4]/[.L4])^2+([.M$7]/[.L$7])^2)" office:value-type="float" office:value="0.382033410428617">
            <text:p>0.382033410428617</text:p>
          </table:table-cell>
          <table:table-cell table:formula="of:=([.N4]*[.$B$8])/([.N$7]*[.$AZ4]*[.$BA4])" office:value-type="float" office:value="98.8488617675103">
            <text:p>98.8488617675103</text:p>
          </table:table-cell>
          <table:table-cell table:formula="of:=[.N12]*SQRT(([.O4]/[.N4])^2+([.O$7]/[.N$7])^2)" office:value-type="float" office:value="1.6894475008128">
            <text:p>1.6894475008128</text:p>
          </table:table-cell>
          <table:table-cell table:formula="of:=([.P4]*[.$B$8])/([.P$7]*[.$AZ4]*[.$BA4])" office:value-type="float" office:value="30.7059424411376">
            <text:p>30.7059424411376</text:p>
          </table:table-cell>
          <table:table-cell table:formula="of:=[.P12]*SQRT(([.Q4]/[.P4])^2+([.Q$7]/[.P$7])^2)" office:value-type="float" office:value="0.43273764565671">
            <text:p>0.43273764565671</text:p>
          </table:table-cell>
          <table:table-cell table:formula="of:=([.R4]*[.$B$8])/([.R$7]*[.$AZ4]*[.$BA4])" office:value-type="float" office:value="23.9811121521064">
            <text:p>23.9811121521064</text:p>
          </table:table-cell>
          <table:table-cell table:formula="of:=[.R12]*SQRT(([.S4]/[.R4])^2+([.S$7]/[.R$7])^2)" office:value-type="float" office:value="0.315758023094386">
            <text:p>0.315758023094386</text:p>
          </table:table-cell>
          <table:table-cell table:formula="of:=([.T4]*[.$B$8])/([.T$7]*[.$AZ4]*[.$BA4])" office:value-type="float" office:value="4.17327557357278">
            <text:p>4.17327557357278</text:p>
          </table:table-cell>
          <table:table-cell table:formula="of:=[.T12]*SQRT(([.U4]/[.T4])^2+([.U$7]/[.T$7])^2)" office:value-type="float" office:value="0.111981022547314">
            <text:p>0.111981022547314</text:p>
          </table:table-cell>
          <table:table-cell table:formula="of:=([.V4]*[.$B$8])/([.V$7]*[.$AZ4]*[.$BA4])" office:value-type="float" office:value="0.0558161726163467">
            <text:p>0.0558161726163467</text:p>
          </table:table-cell>
          <table:table-cell table:formula="of:=[.V12]*SQRT(([.W4]/[.V4])^2+([.W$7]/[.V$7])^2)" office:value-type="float" office:value="0.00763131785267722">
            <text:p>0.00763131785267722</text:p>
          </table:table-cell>
          <table:table-cell table:formula="of:=([.X4]*[.$B$8])/([.X$7]*[.$AZ4]*[.$BA4])" office:value-type="float" office:value="0.0867708519169159">
            <text:p>0.0867708519169159</text:p>
          </table:table-cell>
          <table:table-cell table:formula="of:=[.X12]*SQRT(([.Y4]/[.X4])^2+([.Y$7]/[.X$7])^2)" office:value-type="float" office:value="0.00589191101318459">
            <text:p>0.00589191101318459</text:p>
          </table:table-cell>
          <table:table-cell table:formula="of:=([.Z4]*[.$B$8])/([.Z$7]*[.$AZ4]*[.$BA4])" office:value-type="float" office:value="0.554474490995221">
            <text:p>0.554474490995221</text:p>
          </table:table-cell>
          <table:table-cell table:formula="of:=[.Z12]*SQRT(([.AA4]/[.Z4])^2+([.AA$7]/[.Z$7])^2)" office:value-type="float" office:value="0.0147934873338538">
            <text:p>0.0147934873338538</text:p>
          </table:table-cell>
          <table:table-cell table:formula="of:=([.AB4]*[.$B$8])/([.AB$7]*[.$AZ4]*[.$BA4])" office:value-type="float" office:value="32.276053293547">
            <text:p>32.276053293547</text:p>
          </table:table-cell>
          <table:table-cell table:formula="of:=[.AB12]*SQRT(([.AC4]/[.AB4])^2+([.AC$7]/[.AB$7])^2)" office:value-type="float" office:value="0.838585046852983">
            <text:p>0.838585046852983</text:p>
          </table:table-cell>
          <table:table-cell table:formula="of:=([.AD4]*[.$B$8])/([.AD$7]*[.$AZ4]*[.$BA4])" office:value-type="float" office:value="0.0190599479282711">
            <text:p>0.0190599479282711</text:p>
          </table:table-cell>
          <table:table-cell table:formula="of:=[.AD12]*SQRT(([.AE4]/[.AD4])^2+([.AE$7]/[.AD$7])^2)" office:value-type="float" office:value="0.00823882026628561">
            <text:p>0.00823882026628561</text:p>
          </table:table-cell>
          <table:table-cell table:formula="of:=([.AF4]*[.$B$8])/([.AF$7]*[.$AZ4]*[.$BA4])" office:value-type="float" office:value="0.200249213575729">
            <text:p>0.200249213575729</text:p>
          </table:table-cell>
          <table:table-cell table:formula="of:=[.AF12]*SQRT(([.AG4]/[.AF4])^2+([.AG$7]/[.AF$7])^2)" office:value-type="float" office:value="0.00958077127990351">
            <text:p>0.00958077127990351</text:p>
          </table:table-cell>
          <table:table-cell table:formula="of:=([.AH4]*[.$B$8])/([.AH$7]*[.$AZ4]*[.$BA4])" office:value-type="float" office:value="2.57047771323834">
            <text:p>2.57047771323834</text:p>
          </table:table-cell>
          <table:table-cell table:formula="of:=[.AH12]*SQRT(([.AI4]/[.AH4])^2+([.AI$7]/[.AH$7])^2)" office:value-type="float" office:value="0.0513249741322271">
            <text:p>0.0513249741322271</text:p>
          </table:table-cell>
          <table:table-cell table:formula="of:=([.AJ4]*[.$B$8])/([.AJ$7]*[.$AZ4]*[.$BA4])" office:value-type="float" office:value="0.495324466125609">
            <text:p>0.495324466125609</text:p>
          </table:table-cell>
          <table:table-cell table:formula="of:=[.AJ12]*SQRT(([.AK4]/[.AJ4])^2+([.AK$7]/[.AJ$7])^2)" office:value-type="float" office:value="0.0134235739747038">
            <text:p>0.0134235739747038</text:p>
          </table:table-cell>
          <table:table-cell table:formula="of:=([.AL4]*[.$B$8])/([.AL$7]*[.$AZ4]*[.$BA4])" office:value-type="float" office:value="0.0824913083129641">
            <text:p>0.0824913083129641</text:p>
          </table:table-cell>
          <table:table-cell table:formula="of:=[.AL12]*SQRT(([.AM4]/[.AL4])^2+([.AM$7]/[.AL$7])^2)" office:value-type="float" office:value="0.0125411375455643">
            <text:p>0.0125411375455643</text:p>
          </table:table-cell>
          <table:table-cell table:formula="of:=([.AN4]*[.$B$8])/([.AN$7]*[.$AZ4]*[.$BA4])" office:value-type="float" office:value="0.259861244234474">
            <text:p>0.259861244234474</text:p>
          </table:table-cell>
          <table:table-cell table:formula="of:=[.AN12]*SQRT(([.AO4]/[.AN4])^2+([.AO$7]/[.AN$7])^2)" office:value-type="float" office:value="0.0117190524005257">
            <text:p>0.0117190524005257</text:p>
          </table:table-cell>
          <table:table-cell table:formula="of:=([.AP4]*[.$B$8])/([.AP$7]*[.$AZ4]*[.$BA4])" office:value-type="float" office:value="0.0368193604923744">
            <text:p>0.0368193604923744</text:p>
          </table:table-cell>
          <table:table-cell table:formula="of:=[.AP12]*SQRT(([.AQ4]/[.AP4])^2+([.AQ$7]/[.AP$7])^2)" office:value-type="float" office:value="0.0107290926066999">
            <text:p>0.0107290926066999</text:p>
          </table:table-cell>
          <table:table-cell table:formula="of:=([.AR4]*[.$B$8])/([.AR$7]*[.$AZ4]*[.$BA4])" office:value-type="float" office:value="0.153466699592469">
            <text:p>0.153466699592469</text:p>
          </table:table-cell>
          <table:table-cell table:formula="of:=[.AR12]*SQRT(([.AS4]/[.AR4])^2+([.AS$7]/[.AR$7])^2)" office:value-type="float" office:value="0.0117561962657863">
            <text:p>0.0117561962657863</text:p>
          </table:table-cell>
          <table:table-cell table:formula="of:=([.AT4]*[.$B$8])/([.AT$7]*[.$AZ4]*[.$BA4])" office:value-type="float" office:value="0.315517320448406">
            <text:p>0.315517320448406</text:p>
          </table:table-cell>
          <table:table-cell table:formula="of:=[.AT12]*SQRT(([.AU4]/[.AT4])^2+([.AU$7]/[.AT$7])^2)" office:value-type="float" office:value="0.0306907185685578">
            <text:p>0.0306907185685578</text:p>
          </table:table-cell>
          <table:table-cell table:formula="of:=([.AV4]*[.$B$8])/([.AV$7]*[.$AZ4]*[.$BA4])" office:value-type="float" office:value="0.0576731531127948">
            <text:p>0.0576731531127948</text:p>
          </table:table-cell>
          <table:table-cell table:formula="of:=[.AV12]*SQRT(([.AW4]/[.AV4])^2+([.AW$7]/[.AV$7])^2)" office:value-type="float" office:value="0.0226965512326512">
            <text:p>0.0226965512326512</text:p>
          </table:table-cell>
          <table:table-cell table:formula="of:=([.AX4]*[.$B$8])/([.AX$7]*[.$AZ4]*[.$BA4])" office:value-type="float" office:value="0.18252538835892">
            <text:p>0.18252538835892</text:p>
          </table:table-cell>
          <table:table-cell table:formula="of:=[.AX12]*SQRT(([.AY4]/[.AX4])^2+([.AY$7]/[.AX$7])^2)" office:value-type="float" office:value="0.0217706856053324">
            <text:p>0.0217706856053324</text:p>
          </table:table-cell>
          <table:table-cell table:number-columns-repeated="2"/>
        </table:table-row>
        <table:table-row table:style-name="ro1">
          <table:table-cell office:value-type="string">
            <text:p>GHA900</text:p>
          </table:table-cell>
          <table:table-cell table:formula="of:=([.B5]*[.$B$8])/([.B$7]*[.$AZ5]*[.$BA5])" office:value-type="float" office:value="5.13186224581996">
            <text:p>5.13186224581996</text:p>
          </table:table-cell>
          <table:table-cell table:formula="of:=[.B13]*SQRT(([.C5]/[.B5])^2+([.C$7]/[.B$7])^2)" office:value-type="float" office:value="1.0168785502465">
            <text:p>1.0168785502465</text:p>
          </table:table-cell>
          <table:table-cell table:formula="of:=([.D5]*[.$B$8])/([.D$7]*[.$AZ5]*[.$BA5])" office:value-type="float" office:value="7.24278304668422">
            <text:p>7.24278304668422</text:p>
          </table:table-cell>
          <table:table-cell table:formula="of:=[.D13]*SQRT(([.E5]/[.D5])^2+([.E$7]/[.D$7])^2)" office:value-type="float" office:value="0.539096077109137">
            <text:p>0.539096077109137</text:p>
          </table:table-cell>
          <table:table-cell table:formula="of:=([.F5]*[.$B$8])/([.F$7]*[.$AZ5]*[.$BA5])" office:value-type="float" office:value="55.9378979054327">
            <text:p>55.9378979054327</text:p>
          </table:table-cell>
          <table:table-cell table:formula="of:=[.F13]*SQRT(([.G5]/[.F5])^2+([.G$7]/[.F$7])^2)" office:value-type="float" office:value="1.36431649463462">
            <text:p>1.36431649463462</text:p>
          </table:table-cell>
          <table:table-cell table:formula="of:=([.H5]*[.$B$8])/([.H$7]*[.$AZ5]*[.$BA5])" office:value-type="float" office:value="113.499447352608">
            <text:p>113.499447352608</text:p>
          </table:table-cell>
          <table:table-cell table:formula="of:=[.H13]*SQRT(([.I5]/[.H5])^2+([.I$7]/[.H$7])^2)" office:value-type="float" office:value="2.52596675655743">
            <text:p>2.52596675655743</text:p>
          </table:table-cell>
          <table:table-cell table:formula="of:=([.J5]*[.$B$8])/([.J$7]*[.$AZ5]*[.$BA5])" office:value-type="float" office:value="0.611740436524583">
            <text:p>0.611740436524583</text:p>
          </table:table-cell>
          <table:table-cell table:formula="of:=[.J13]*SQRT(([.K5]/[.J5])^2+([.K$7]/[.J$7])^2)" office:value-type="float" office:value="0.0541615610581829">
            <text:p>0.0541615610581829</text:p>
          </table:table-cell>
          <table:table-cell table:formula="of:=([.L5]*[.$B$8])/([.L$7]*[.$AZ5]*[.$BA5])" office:value-type="float" office:value="9.83914818315435">
            <text:p>9.83914818315435</text:p>
          </table:table-cell>
          <table:table-cell table:formula="of:=[.L13]*SQRT(([.M5]/[.L5])^2+([.M$7]/[.L$7])^2)" office:value-type="float" office:value="0.201335468577227">
            <text:p>0.201335468577227</text:p>
          </table:table-cell>
          <table:table-cell table:formula="of:=([.N5]*[.$B$8])/([.N$7]*[.$AZ5]*[.$BA5])" office:value-type="float" office:value="24.0610037019907">
            <text:p>24.0610037019907</text:p>
          </table:table-cell>
          <table:table-cell table:formula="of:=[.N13]*SQRT(([.O5]/[.N5])^2+([.O$7]/[.N$7])^2)" office:value-type="float" office:value="0.415409376531844">
            <text:p>0.415409376531844</text:p>
          </table:table-cell>
          <table:table-cell table:formula="of:=([.P5]*[.$B$8])/([.P$7]*[.$AZ5]*[.$BA5])" office:value-type="float" office:value="23.4545639670415">
            <text:p>23.4545639670415</text:p>
          </table:table-cell>
          <table:table-cell table:formula="of:=[.P13]*SQRT(([.Q5]/[.P5])^2+([.Q$7]/[.P$7])^2)" office:value-type="float" office:value="0.331208933042353">
            <text:p>0.331208933042353</text:p>
          </table:table-cell>
          <table:table-cell table:formula="of:=([.R5]*[.$B$8])/([.R$7]*[.$AZ5]*[.$BA5])" office:value-type="float" office:value="34.8875446577934">
            <text:p>34.8875446577934</text:p>
          </table:table-cell>
          <table:table-cell table:formula="of:=[.R13]*SQRT(([.S5]/[.R5])^2+([.S$7]/[.R$7])^2)" office:value-type="float" office:value="0.457822810839741">
            <text:p>0.457822810839741</text:p>
          </table:table-cell>
          <table:table-cell table:formula="of:=([.T5]*[.$B$8])/([.T$7]*[.$AZ5]*[.$BA5])" office:value-type="float" office:value="4.02794863654443">
            <text:p>4.02794863654443</text:p>
          </table:table-cell>
          <table:table-cell table:formula="of:=[.T13]*SQRT(([.U5]/[.T5])^2+([.U$7]/[.T$7])^2)" office:value-type="float" office:value="0.108024591784998">
            <text:p>0.108024591784998</text:p>
          </table:table-cell>
          <table:table-cell table:formula="of:=([.V5]*[.$B$8])/([.V$7]*[.$AZ5]*[.$BA5])" office:value-type="float" office:value="0.0519435098574941">
            <text:p>0.0519435098574941</text:p>
          </table:table-cell>
          <table:table-cell table:formula="of:=[.V13]*SQRT(([.W5]/[.V5])^2+([.W$7]/[.V$7])^2)" office:value-type="float" office:value="0.00736141296265915">
            <text:p>0.00736141296265915</text:p>
          </table:table-cell>
          <table:table-cell table:formula="of:=([.X5]*[.$B$8])/([.X$7]*[.$AZ5]*[.$BA5])" office:value-type="float" office:value="0.0933758371350025">
            <text:p>0.0933758371350025</text:p>
          </table:table-cell>
          <table:table-cell table:formula="of:=[.X13]*SQRT(([.Y5]/[.X5])^2+([.Y$7]/[.X$7])^2)" office:value-type="float" office:value="0.00590916631937413">
            <text:p>0.00590916631937413</text:p>
          </table:table-cell>
          <table:table-cell table:formula="of:=([.Z5]*[.$B$8])/([.Z$7]*[.$AZ5]*[.$BA5])" office:value-type="float" office:value="0.531594654310467">
            <text:p>0.531594654310467</text:p>
          </table:table-cell>
          <table:table-cell table:formula="of:=[.Z13]*SQRT(([.AA5]/[.Z5])^2+([.AA$7]/[.Z$7])^2)" office:value-type="float" office:value="0.0142295931296932">
            <text:p>0.0142295931296932</text:p>
          </table:table-cell>
          <table:table-cell table:formula="of:=([.AB5]*[.$B$8])/([.AB$7]*[.$AZ5]*[.$BA5])" office:value-type="float" office:value="34.8702501807272">
            <text:p>34.8702501807272</text:p>
          </table:table-cell>
          <table:table-cell table:formula="of:=[.AB13]*SQRT(([.AC5]/[.AB5])^2+([.AC$7]/[.AB$7])^2)" office:value-type="float" office:value="0.905898847276582">
            <text:p>0.905898847276582</text:p>
          </table:table-cell>
          <table:table-cell table:formula="of:=([.AD5]*[.$B$8])/([.AD$7]*[.$AZ5]*[.$BA5])" office:value-type="float" office:value="0.0296213095936675">
            <text:p>0.0296213095936675</text:p>
          </table:table-cell>
          <table:table-cell table:formula="of:=[.AD13]*SQRT(([.AE5]/[.AD5])^2+([.AE$7]/[.AD$7])^2)" office:value-type="float" office:value="0.00841405525796306">
            <text:p>0.00841405525796306</text:p>
          </table:table-cell>
          <table:table-cell table:formula="of:=([.AF5]*[.$B$8])/([.AF$7]*[.$AZ5]*[.$BA5])" office:value-type="float" office:value="0.275248776380602">
            <text:p>0.275248776380602</text:p>
          </table:table-cell>
          <table:table-cell table:formula="of:=[.AF13]*SQRT(([.AG5]/[.AF5])^2+([.AG$7]/[.AF$7])^2)" office:value-type="float" office:value="0.0105824951620503">
            <text:p>0.0105824951620503</text:p>
          </table:table-cell>
          <table:table-cell table:formula="of:=([.AH5]*[.$B$8])/([.AH$7]*[.$AZ5]*[.$BA5])" office:value-type="float" office:value="0.782678183638952">
            <text:p>0.782678183638952</text:p>
          </table:table-cell>
          <table:table-cell table:formula="of:=[.AH13]*SQRT(([.AI5]/[.AH5])^2+([.AI$7]/[.AH$7])^2)" office:value-type="float" office:value="0.0177720359846705">
            <text:p>0.0177720359846705</text:p>
          </table:table-cell>
          <table:table-cell table:formula="of:=([.AJ5]*[.$B$8])/([.AJ$7]*[.$AZ5]*[.$BA5])" office:value-type="float" office:value="0.197303882612605">
            <text:p>0.197303882612605</text:p>
          </table:table-cell>
          <table:table-cell table:formula="of:=[.AJ13]*SQRT(([.AK5]/[.AJ5])^2+([.AK$7]/[.AJ$7])^2)" office:value-type="float" office:value="0.0103403389698736">
            <text:p>0.0103403389698736</text:p>
          </table:table-cell>
          <table:table-cell table:formula="of:=([.AL5]*[.$B$8])/([.AL$7]*[.$AZ5]*[.$BA5])" office:value-type="float" office:value="0.0651161671067768">
            <text:p>0.0651161671067768</text:p>
          </table:table-cell>
          <table:table-cell table:formula="of:=[.AL13]*SQRT(([.AM5]/[.AL5])^2+([.AM$7]/[.AL$7])^2)" office:value-type="float" office:value="0.0125634730456956">
            <text:p>0.0125634730456956</text:p>
          </table:table-cell>
          <table:table-cell table:formula="of:=([.AN5]*[.$B$8])/([.AN$7]*[.$AZ5]*[.$BA5])" office:value-type="float" office:value="0.243051696660667">
            <text:p>0.243051696660667</text:p>
          </table:table-cell>
          <table:table-cell table:formula="of:=[.AN13]*SQRT(([.AO5]/[.AN5])^2+([.AO$7]/[.AN$7])^2)" office:value-type="float" office:value="0.0117983203532699">
            <text:p>0.0117983203532699</text:p>
          </table:table-cell>
          <table:table-cell table:formula="of:=([.AP5]*[.$B$8])/([.AP$7]*[.$AZ5]*[.$BA5])" office:value-type="float" office:value="0.0269938177870064">
            <text:p>0.0269938177870064</text:p>
          </table:table-cell>
          <table:table-cell table:formula="of:=[.AP13]*SQRT(([.AQ5]/[.AP5])^2+([.AQ$7]/[.AP$7])^2)" office:value-type="float" office:value="0.0109880569133318">
            <text:p>0.0109880569133318</text:p>
          </table:table-cell>
          <table:table-cell table:formula="of:=([.AR5]*[.$B$8])/([.AR$7]*[.$AZ5]*[.$BA5])" office:value-type="float" office:value="0.166016863895169">
            <text:p>0.166016863895169</text:p>
          </table:table-cell>
          <table:table-cell table:formula="of:=[.AR13]*SQRT(([.AS5]/[.AR5])^2+([.AS$7]/[.AR$7])^2)" office:value-type="float" office:value="0.0122056727755899">
            <text:p>0.0122056727755899</text:p>
          </table:table-cell>
          <table:table-cell table:formula="of:=([.AT5]*[.$B$8])/([.AT$7]*[.$AZ5]*[.$BA5])" office:value-type="float" office:value="0.323225145069691">
            <text:p>0.323225145069691</text:p>
          </table:table-cell>
          <table:table-cell table:formula="of:=[.AT13]*SQRT(([.AU5]/[.AT5])^2+([.AU$7]/[.AT$7])^2)" office:value-type="float" office:value="0.0301612641339051">
            <text:p>0.0301612641339051</text:p>
          </table:table-cell>
          <table:table-cell table:formula="of:=([.AV5]*[.$B$8])/([.AV$7]*[.$AZ5]*[.$BA5])" office:value-type="float" office:value="0.0524356589447892">
            <text:p>0.0524356589447892</text:p>
          </table:table-cell>
          <table:table-cell table:formula="of:=[.AV13]*SQRT(([.AW5]/[.AV5])^2+([.AW$7]/[.AV$7])^2)" office:value-type="float" office:value="0.0235209066608136">
            <text:p>0.0235209066608136</text:p>
          </table:table-cell>
          <table:table-cell table:formula="of:=([.AX5]*[.$B$8])/([.AX$7]*[.$AZ5]*[.$BA5])" office:value-type="float" office:value="0.289123293648411">
            <text:p>0.289123293648411</text:p>
          </table:table-cell>
          <table:table-cell table:formula="of:=[.AX13]*SQRT(([.AY5]/[.AX5])^2+([.AY$7]/[.AX$7])^2)" office:value-type="float" office:value="0.0226029425903572">
            <text:p>0.0226029425903572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20:13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ago </meta:initial-creator>
    <meta:creation-date>2010-08-23T08:36:07</meta:creation-date>
    <meta:generator>BrOffice.org/3.2$Linux OpenOffice.org_project/320m12$Build-9483</meta:generator>
    <dc:date>2010-08-23T20:13:27</dc:date>
    <dc:creator>thiago </dc:creator>
    <meta:editing-duration>PT01H22M24S</meta:editing-duration>
    <meta:editing-cycles>18</meta:editing-cycles>
    <meta:document-statistic meta:table-count="3" meta:cell-count="393" meta:object-count="0"/>
  </office:meta>
</office:document-meta>
</file>